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443cm" fo:margin-left="-0.199cm" fo:margin-top="0cm" fo:margin-bottom="0cm" table:align="left" style:writing-mode="lr-tb"/>
    </style:style>
    <style:style style:name="Tabla1.A" style:family="table-column">
      <style:table-column-properties style:column-width="5.249cm"/>
    </style:style>
    <style:style style:name="Tabla1.B" style:family="table-column">
      <style:table-column-properties style:column-width="3.69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3.253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2" style:family="table-row">
      <style:table-row-properties style:min-row-height="0.988cm"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fo:keep-together="auto"/>
    </style:style>
    <style:style style:name="Tabla1.9" style:family="table-row">
      <style:table-row-properties fo:keep-together="auto"/>
    </style:style>
    <style:style style:name="Tabla1.10" style:family="table-row">
      <style:table-row-properties fo:keep-together="auto"/>
    </style:style>
    <style:style style:name="Tabla1.11" style:family="table-row">
      <style:table-row-properties style:min-row-height="1.129cm" fo:keep-together="auto"/>
    </style:style>
    <style:style style:name="Tabla1.12" style:family="table-row">
      <style:table-row-properties style:min-row-height="0.353cm" fo:keep-together="auto"/>
    </style:style>
    <style:style style:name="Tabla1.A12" style:family="table-cell">
      <style:table-cell-properties fo:padding-left="0.199cm" fo:padding-right="0.191cm" fo:padding-top="0cm" fo:padding-bottom="0cm" fo:border="0.5pt solid #000001"/>
    </style:style>
    <style:style style:name="Tabla1.13" style:family="table-row">
      <style:table-row-properties style:min-row-height="0.635cm" fo:keep-together="auto"/>
    </style:style>
    <style:style style:name="Tabla1.14" style:family="table-row">
      <style:table-row-properties fo:keep-together="auto"/>
    </style:style>
    <style:style style:name="Tabla1.A14" style:family="table-cell">
      <style:table-cell-properties fo:padding-left="0.199cm" fo:padding-right="0.191cm" fo:padding-top="0cm" fo:padding-bottom="0cm" fo:border="0.5pt solid #000001"/>
    </style:style>
    <style:style style:name="Tabla1.15" style:family="table-row">
      <style:table-row-properties style:min-row-height="1.094cm" fo:keep-together="auto"/>
    </style:style>
    <style:style style:name="Tabla1.16" style:family="table-row">
      <style:table-row-properties fo:keep-together="auto"/>
    </style:style>
    <style:style style:name="Tabla1.A16" style:family="table-cell">
      <style:table-cell-properties fo:padding-left="0.199cm" fo:padding-right="0.191cm" fo:padding-top="0cm" fo:padding-bottom="0cm" fo:border="0.5pt solid #000001"/>
    </style:style>
    <style:style style:name="Tabla1.17" style:family="table-row">
      <style:table-row-properties fo:keep-together="auto"/>
    </style:style>
    <style:style style:name="Tabla1.18" style:family="table-row">
      <style:table-row-properties fo:keep-together="auto"/>
    </style:style>
    <style:style style:name="Tabla1.19" style:family="table-row">
      <style:table-row-properties style:min-row-height="0.529cm" fo:keep-together="auto"/>
    </style:style>
    <style:style style:name="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rsid="000d16bb" officeooo:paragraph-rsid="000d16bb"/>
    </style:style>
    <style:style style:name="P6" style:family="paragraph" style:parent-style-name="Standard">
      <style:text-properties officeooo:paragraph-rsid="0015db7e"/>
    </style:style>
    <style:style style:name="P7" style:family="paragraph" style:parent-style-name="Heading_20_3">
      <style:paragraph-properties fo:text-align="center" style:justify-single-word="false"/>
      <style:text-properties fo:color="#000000" fo:font-weight="bold" style:font-weight-asian="bold"/>
    </style:style>
    <style:style style:name="P8" style:family="paragraph" style:parent-style-name="Heading_20_3">
      <style:paragraph-properties fo:text-align="center" style:justify-single-word="false"/>
      <style:text-properties fo:font-weight="bold" style:font-weight-asian="bold"/>
    </style:style>
    <style:style style:name="P9" style:family="paragraph" style:parent-style-name="Heading_20_2">
      <style:text-properties fo:color="#1f4e79"/>
    </style:style>
    <style:style style:name="P10" style:family="paragraph" style:parent-style-name="Heading_20_2">
      <style:paragraph-properties fo:text-align="center" style:justify-single-word="false"/>
      <style:text-properties fo:color="#1f4e79" fo:font-weight="bold" style:font-weight-asian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officeooo:rsid="00167792" officeooo:paragraph-rsid="00167792"/>
    </style:style>
    <style:style style:name="P13" style:family="paragraph" style:parent-style-name="Standard">
      <style:paragraph-properties fo:text-align="center" style:justify-single-word="false"/>
      <style:text-properties officeooo:rsid="00167792" officeooo:paragraph-rsid="00167792"/>
    </style:style>
    <style:style style:name="P14" style:family="paragraph" style:parent-style-name="Standard" style:master-page-name="Standard">
      <style:paragraph-properties fo:margin-top="0cm" fo:margin-bottom="0cm" loext:contextual-spacing="false" fo:text-align="start" style:justify-single-word="false" fo:orphans="0" fo:widows="0" style:page-number="1" fo:padding="0cm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0d16bb" style:font-weight-asian="bold"/>
    </style:style>
    <style:style style:name="T3" style:family="text">
      <style:text-properties fo:color="#000000" fo:font-weight="bold" officeooo:rsid="0013183e" style:font-weight-asian="bold"/>
    </style:style>
    <style:style style:name="T4" style:family="text">
      <style:text-properties fo:color="#000000" fo:font-weight="bold" officeooo:rsid="00167792" style:font-weight-asian="bold"/>
    </style:style>
    <style:style style:name="T5" style:family="text">
      <style:text-properties officeooo:rsid="000f1d27"/>
    </style:style>
    <style:style style:name="T6" style:family="text">
      <style:text-properties officeooo:rsid="0013183e"/>
    </style:style>
    <style:style style:name="T7" style:family="text">
      <style:text-properties officeooo:rsid="0014ea5a"/>
    </style:style>
    <style:style style:name="T8" style:family="text">
      <style:text-properties officeooo:rsid="0015db7e"/>
    </style:style>
    <style:style style:name="T9" style:family="text">
      <style:text-properties officeooo:rsid="00167792"/>
    </style:style>
    <style:style style:name="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h text:style-name="P9" text:outline-level="2">Lugar de Reunión: Laboratorio <text:span text:style-name="T7">mancera</text:span> Informática, horario de clases</text:h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h text:style-name="P10" text:outline-level="2">Participantes</text:h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h text:style-name="P7" text:outline-level="3">Nombre</text:h>
          </table:table-cell>
          <table:table-cell table:style-name="Tabla1.A1" table:number-columns-spanned="3" office:value-type="string">
            <text:h text:style-name="P7" text:outline-level="3">Rol/Cargo</text:h>
          </table:table-cell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4">Raimundo Vega</text:p>
          </table:table-cell>
          <table:table-cell table:style-name="Tabla1.A1" table:number-columns-spanned="3" office:value-type="string">
            <text:p text:style-name="P4">Profesor</text:p>
          </table:table-cell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5">Valeria Henríquez</text:p>
          </table:table-cell>
          <table:table-cell table:style-name="Tabla1.A5" table:number-columns-spanned="3" office:value-type="string">
            <text:p text:style-name="P5">Profesora</text:p>
          </table:table-cell>
          <table:covered-table-cell/>
          <table:covered-table-cell/>
        </table:table-row>
        <table:table-row table:style-name="Tabla1.6">
          <table:table-cell table:style-name="Tabla1.A1" office:value-type="string">
            <text:p text:style-name="P4">Alejandra Hidalgo</text:p>
          </table:table-cell>
          <table:table-cell table:style-name="Tabla1.A1" table:number-columns-spanned="3" office:value-type="string">
            <text:p text:style-name="P4">Ayudante</text:p>
          </table:table-cell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4">Marcelo Arriagada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8">
          <table:table-cell table:style-name="Tabla1.A1" office:value-type="string">
            <text:p text:style-name="P4">Rene Fuentes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9">
          <table:table-cell table:style-name="Tabla1.A1" office:value-type="string">
            <text:p text:style-name="P4">Luis Guzmán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10">
          <table:table-cell table:style-name="Tabla1.A1" office:value-type="string">
            <text:p text:style-name="P4">Rodrigo Miranda</text:p>
          </table:table-cell>
          <table:table-cell table:style-name="Tabla1.A1" table:number-columns-spanned="3" office:value-type="string">
            <text:p text:style-name="P4">Líder del proyecto</text:p>
          </table:table-cell>
          <table:covered-table-cell/>
          <table:covered-table-cell/>
        </table:table-row>
        <table:table-row table:style-name="Tabla1.11">
          <table:table-cell table:style-name="Tabla1.A1" table:number-columns-spanned="4" office:value-type="string">
            <text:h text:style-name="P10" text:outline-level="2">Objetivos de la reunión</text:h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12" table:number-columns-spanned="4" office:value-type="string">
            <text:p text:style-name="P12">Revisar caso de uso Gestión de Inventario</text:p>
          </table:table-cell>
          <table:covered-table-cell/>
          <table:covered-table-cell/>
          <table:covered-table-cell/>
        </table:table-row>
        <table:table-row table:style-name="Tabla1.13">
          <table:table-cell table:style-name="Tabla1.A1" table:number-columns-spanned="4" office:value-type="string">
            <text:h text:style-name="P10" text:outline-level="2">Temas tratados</text:h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4" table:number-columns-spanned="4" office:value-type="string">
            <text:p text:style-name="P12">Caso de uso gestión inventario</text:p>
            <text:p text:style-name="P12">Avance software</text:p>
          </table:table-cell>
          <table:covered-table-cell/>
          <table:covered-table-cell/>
          <table:covered-table-cell/>
        </table:table-row>
        <table:table-row table:style-name="Tabla1.15">
          <table:table-cell table:style-name="Tabla1.A1" table:number-columns-spanned="4" office:value-type="string">
            <text:h text:style-name="P10" text:outline-level="2">Acuerdos</text:h>
          </table:table-cell>
          <table:covered-table-cell/>
          <table:covered-table-cell/>
          <table:covered-table-cell/>
        </table:table-row>
        <table:table-row table:style-name="Tabla1.16">
          <table:table-cell table:style-name="Tabla1.A16" table:number-columns-spanned="4" office:value-type="string">
            <text:p text:style-name="Standard">Se aprueba:</text:p>
            <text:p text:style-name="Standard"><text:s text:c="11"/><text:span text:style-name="T9">Avances de software, salvo pequeños detalles</text:span></text:p>
            <text:p text:style-name="Standard">No se aprueba:</text:p>
            <text:p text:style-name="Standard"><text:s text:c="11"/><text:span text:style-name="T9">Caso de uso gestión de inventario, debido a que cumple más de una función es necesario dividirlo en dos, agregar material y modificar material.</text:span></text:p>
          </table:table-cell>
          <table:covered-table-cell/>
          <table:covered-table-cell/>
          <table:covered-table-cell/>
        </table:table-row>
        <table:table-row table:style-name="Tabla1.17">
          <table:table-cell table:style-name="Tabla1.A1" table:number-columns-spanned="4" office:value-type="string">
            <text:h text:style-name="P10" text:outline-level="2">Actividades</text:h>
          </table:table-cell>
          <table:covered-table-cell/>
          <table:covered-table-cell/>
          <table:covered-table-cell/>
        </table:table-row>
        <table:table-row table:style-name="Tabla1.18">
          <table:table-cell table:style-name="Tabla1.A1" office:value-type="string">
            <text:h text:style-name="P8" text:outline-level="3">Actividad(es)</text:h>
          </table:table-cell>
          <table:table-cell table:style-name="Tabla1.A1" office:value-type="string">
            <text:h text:style-name="P8" text:outline-level="3">Fecha Comprometida</text:h>
          </table:table-cell>
          <table:table-cell table:style-name="Tabla1.A1" office:value-type="string">
            <text:h text:style-name="P8" text:outline-level="3">Responsable(s)</text:h>
          </table:table-cell>
          <table:table-cell table:style-name="Tabla1.A1" office:value-type="string">
            <text:h text:style-name="P8" text:outline-level="3">Observación</text:h>
          </table:table-cell>
        </table:table-row>
        <table:table-row table:style-name="Tabla1.19">
          <table:table-cell table:style-name="Tabla1.A1" office:value-type="string">
            <text:p text:style-name="P13">Avances en el desarrollo de software</text:p>
          </table:table-cell>
          <table:table-cell table:style-name="Tabla1.A1" office:value-type="string">
            <text:p text:style-name="P4"><text:span text:style-name="T7">28</text:span>/1<text:span text:style-name="T6">1</text:span>/2018</text:p>
          </table:table-cell>
          <table:table-cell table:style-name="Tabla1.A1" office:value-type="string">
            <text:p text:style-name="P13">Marcelo</text:p>
          </table:table-cell>
          <table:table-cell table:style-name="Tabla1.A1" office:value-type="string">
            <text:p text:style-name="P4"/>
          </table:table-cell>
        </table:table-row>
        <text:soft-page-break/>
        <table:table-row table:style-name="Tabla1.19">
          <table:table-cell table:style-name="Tabla1.A5" office:value-type="string">
            <text:p text:style-name="P13">Caso de uso agregar material</text:p>
          </table:table-cell>
          <table:table-cell table:style-name="Tabla1.A5" office:value-type="string">
            <text:p text:style-name="P13">28/11/2018</text:p>
          </table:table-cell>
          <table:table-cell table:style-name="Tabla1.A5" office:value-type="string">
            <text:p text:style-name="P13">Team</text:p>
          </table:table-cell>
          <table:table-cell table:style-name="Tabla1.A5" office:value-type="string">
            <text:p text:style-name="P4"/>
          </table:table-cell>
        </table:table-row>
      </table:table>
      <text:h text:style-name="P9" text:outline-level="2">Fecha de próxima reunión</text:h>
      <text:p text:style-name="P6"><text:span text:style-name="T8">Miercoles</text:span> <text:span text:style-name="T7">28</text:span> de <text:span text:style-name="T6">Noviembre</text:span> del 2018 <text:s/>en Sala <text:span text:style-name="T8">Llancahue</text:span> a las 0<text:span text:style-name="T5">8</text:span>:<text:span text:style-name="T5">1</text:span>0 hr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c55911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ed7d31"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ed7d31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27cm" loext:contextual-spacing="false" fo:line-height="100%" fo:text-align="end" style:justify-single-word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P4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T1" style:family="text">
      <style:text-properties fo:color="#000000" fo:font-weight="bold" style:font-weight-asian="bold"/>
    </style:style>
    <style:style style:name="MT2" style:family="text">
      <style:text-properties fo:color="#000000" fo:font-weight="bold" officeooo:rsid="00167792" style:font-weight-asian="bold"/>
    </style:style>
    <style:style style:name="MT3" style:family="text">
      <style:text-properties fo:color="#000000" fo:font-weight="bold" officeooo:rsid="000d16bb" style:font-weight-asian="bold"/>
    </style:style>
    <style:style style:name="MT4" style:family="text">
      <style:text-properties fo:color="#000000" fo:font-weight="bold" officeooo:rsid="0013183e" style:font-weight-asian="bold"/>
    </style:style>
    <style:style style:name="M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1" draw:name="1 Conector recto de flecha" draw:style-name="Mgr1" draw:text-style-name="MP2" svg:width="18.733cm" svg:height="0.08cm" draw:transform="rotate (-3.14159265358979) translate (17.859375cm 0.652638888888889cm)"><text:p/><draw:enhanced-geometry draw:mirror-horizontal="true" draw:mirror-vertical="false" svg:viewBox="0 0 21600 21600" draw:type="mso-spt32" draw:enhanced-path="M 0 0 L 21600 21600 N"/></draw:custom-shape><text:span text:style-name="MT1">Minuta Reunión Proyecto Cortinajes<text:tab/><text:tab/>Fecha: </text:span><text:span text:style-name="MT2">23</text:span><text:span text:style-name="MT1">/</text:span><text:span text:style-name="MT3">1</text:span><text:span text:style-name="MT4">1</text:span><text:span text:style-name="MT1">/2018 <text:s text:c="3"/></text:span></text:p>
        <text:p text:style-name="MP3"/>
      </style:header>
      <style:footer>
        <text:p text:style-name="MP4"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Sebastian</meta:initial-creator>
    <meta:editing-cycles>13</meta:editing-cycles>
    <meta:creation-date>2018-10-06T11:07:00</meta:creation-date>
    <dc:date>2019-03-07T23:07:53.371814831</dc:date>
    <meta:editing-duration>PT2H13M18S</meta:editing-duration>
    <meta:generator>LibreOffice/6.0.3.2$Linux_X86_64 LibreOffice_project/00m0$Build-2</meta:generator>
    <meta:document-statistic meta:table-count="1" meta:image-count="0" meta:object-count="0" meta:page-count="2" meta:paragraph-count="43" meta:word-count="136" meta:character-count="933" meta:non-whitespace-character-count="811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